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5565af" draw:textarea-horizontal-align="justify" draw:textarea-vertical-align="middle" draw:auto-grow-height="false" fo:min-height="1.14cm" fo:min-width="2.744cm"/>
    </style:style>
    <style:style style:name="gr2" style:family="graphic" style:parent-style-name="standard">
      <style:graphic-properties draw:fill-color="#87d1d1" draw:textarea-horizontal-align="justify" draw:textarea-vertical-align="middle" draw:auto-grow-height="false" fo:min-height="1.14cm" fo:min-width="2.744cm"/>
    </style:style>
    <style:style style:name="gr3" style:family="graphic" style:parent-style-name="standard">
      <style:graphic-properties draw:fill-color="#ffdaa2" draw:textarea-horizontal-align="justify" draw:textarea-vertical-align="middle" draw:auto-grow-height="false" fo:min-height="1.141cm" fo:min-width="2.744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1.141cm" fo:min-width="2.744cm"/>
    </style:style>
    <style:style style:name="gr5" style:family="graphic" style:parent-style-name="standard">
      <style:graphic-properties svg:stroke-color="#00a65d" draw:fill-color="#add58a" draw:textarea-horizontal-align="justify" draw:textarea-vertical-align="middle" draw:auto-grow-height="false" fo:min-height="0.426cm" fo:min-width="1.62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2.2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2.6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2.8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none" draw:fill-color="#729fcf" draw:opacity="100%" draw:opacity-name="" draw:textarea-horizontal-align="justify" draw:textarea-vertical-align="middle" draw:auto-grow-height="false" fo:min-height="14.55cm" fo:min-width="8.1cm"/>
    </style:style>
    <style:style style:name="gr12" style:family="graphic" style:parent-style-name="standard">
      <style:graphic-properties draw:fill-color="#fcc79b" draw:textarea-horizontal-align="justify" draw:textarea-vertical-align="middle" draw:auto-grow-height="false" fo:min-height="1.141cm" fo:min-width="2.744cm"/>
    </style:style>
    <style:style style:name="gr13" style:family="graphic" style:parent-style-name="standard">
      <style:graphic-properties draw:fill-color="#ccbe00" draw:textarea-horizontal-align="justify" draw:textarea-vertical-align="middle" draw:auto-grow-height="false" fo:min-height="1.141cm" fo:min-width="2.7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3.672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fill-color="#87d1d1" draw:textarea-horizontal-align="justify" draw:textarea-vertical-align="middle" draw:auto-grow-height="false" fo:min-height="0.267cm" fo:min-width="0.297cm"/>
    </style:style>
    <style:style style:name="gr17" style:family="graphic" style:parent-style-name="standard">
      <style:graphic-properties draw:fill-color="#ffdaa2" draw:textarea-horizontal-align="justify" draw:textarea-vertical-align="middle" draw:auto-grow-height="false" fo:min-height="0.178cm" fo:min-width="0.544cm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0.35cm" fo:min-width="0.74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2.851cm"/>
    </style:style>
    <style:style style:name="gr20" style:family="graphic" style:parent-style-name="standard">
      <style:graphic-properties draw:fill="none" draw:fill-color="#729fcf" draw:opacity="100%" draw:opacity-name="" draw:textarea-horizontal-align="justify" draw:textarea-vertical-align="middle" draw:auto-grow-height="false" fo:min-height="15.15cm" fo:min-width="8.1cm"/>
    </style:style>
    <style:style style:name="gr21" style:family="graphic" style:parent-style-name="standard">
      <style:graphic-properties draw:fill-color="#5565af" draw:textarea-horizontal-align="justify" draw:textarea-vertical-align="middle" draw:auto-grow-height="false" fo:min-height="0.15cm" fo:min-width="0.537cm"/>
    </style:style>
    <style:style style:name="gr22" style:family="graphic" style:parent-style-name="standard">
      <style:graphic-properties draw:fill-color="#87d1d1" draw:textarea-horizontal-align="justify" draw:textarea-vertical-align="middle" draw:auto-grow-height="false" fo:min-height="0.267cm" fo:min-width="0.497cm"/>
    </style:style>
    <style:style style:name="gr23" style:family="graphic" style:parent-style-name="standard">
      <style:graphic-properties draw:fill-color="#ccbe00" draw:textarea-horizontal-align="justify" draw:textarea-vertical-align="middle" draw:auto-grow-height="false" fo:min-height="0.178cm" fo:min-width="0.544cm"/>
    </style:style>
    <style:style style:name="gr24" style:family="graphic" style:parent-style-name="objectwithoutfill">
      <style:graphic-properties draw:stroke="dash" draw:stroke-dash="Ultrafine_20_Dashed" draw:marker-end="Arrow" draw:marker-end-width="0.3cm" draw:fill="none" draw:fill-color="#adc5e7" draw:textarea-vertical-align="middle"/>
    </style:style>
    <style:style style:name="pr1" style:family="presentation" style:parent-style-name="Padrão-notes">
      <style:graphic-properties draw:fill-color="#ffffff" fo:min-height="13.364cm"/>
    </style:style>
    <style:style style:name="co1" style:family="table-column">
      <style:table-column-properties style:column-width="0.933cm" style:use-optimal-column-width="false"/>
    </style:style>
    <style:style style:name="co2" style:family="table-column">
      <style:table-column-properties style:column-width="0.902cm" style:use-optimal-column-width="false"/>
    </style:style>
    <style:style style:name="co3" style:family="table-column">
      <style:table-column-properties style:column-width="0.901cm" style:use-optimal-column-width="false"/>
    </style:style>
    <style:style style:name="co4" style:family="table-column">
      <style:table-column-properties style:column-width="0.852cm" style:use-optimal-column-width="false"/>
    </style:style>
    <style:style style:name="co5" style:family="table-column">
      <style:table-column-properties style:column-width="0.849cm" style:use-optimal-column-width="false"/>
    </style:style>
    <style:style style:name="co6" style:family="table-column">
      <style:table-column-properties style:column-width="0.855cm" style:use-optimal-column-width="false"/>
    </style:style>
    <style:style style:name="ro1" style:family="table-row">
      <style:table-row-properties style:row-height="-0.001cm"/>
    </style:style>
    <style:style style:name="ro2" style:family="table-row">
      <style:table-row-properties style:row-height="0.6cm"/>
    </style:style>
    <style:style style:name="ro3" style:family="table-row">
      <style:table-row-properties style:row-height="0.499cm"/>
    </style:style>
    <style:style style:name="ce1" style:family="table-cell">
      <style:paragraph-properties fo:border="0.03pt solid #ffffff"/>
      <style:text-properties fo:font-size="7pt" style:font-size-asian="18pt" style:font-size-complex="18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7pt" style:font-size-asian="18pt" style:font-size-complex="18pt"/>
    </style:style>
    <style:style style:name="ce3" style:family="table-cell">
      <style:paragraph-properties fo:border="0.03pt solid #ffffff"/>
      <style:text-properties fo:font-size="6pt" style:font-size-asian="18pt" style:font-size-complex="18pt"/>
    </style:style>
    <style:style style:name="P1" style:family="paragraph">
      <style:paragraph-properties fo:text-align="center"/>
      <style:text-properties fo:font-size="9pt"/>
    </style:style>
    <style:style style:name="P2" style:family="paragraph">
      <loext:graphic-properties draw:fill-color="#5565af"/>
      <style:paragraph-properties fo:text-align="center"/>
      <style:text-properties style:font-name="Ubuntu" fo:font-size="9pt" style:font-size-asian="16pt" style:font-size-complex="16pt"/>
    </style:style>
    <style:style style:name="P3" style:family="paragraph">
      <loext:graphic-properties draw:fill-color="#87d1d1"/>
      <style:paragraph-properties fo:text-align="center"/>
      <style:text-properties style:font-name="Ubuntu" fo:font-size="9pt" style:font-size-asian="16pt" style:font-size-complex="16pt"/>
    </style:style>
    <style:style style:name="P4" style:family="paragraph">
      <loext:graphic-properties draw:fill-color="#ffdaa2"/>
      <style:paragraph-properties fo:text-align="center"/>
      <style:text-properties style:font-name="Ubuntu" fo:font-size="9pt" style:font-size-asian="16pt" style:font-size-complex="16pt"/>
    </style:style>
    <style:style style:name="P5" style:family="paragraph">
      <loext:graphic-properties draw:fill-color="#cccccc"/>
      <style:paragraph-properties fo:text-align="center"/>
      <style:text-properties style:font-name="Ubuntu" fo:font-size="9pt" style:font-size-asian="16pt" style:font-size-complex="16pt"/>
    </style:style>
    <style:style style:name="P6" style:family="paragraph">
      <loext:graphic-properties draw:fill-color="#add58a"/>
      <style:paragraph-properties fo:text-align="center"/>
      <style:text-properties style:font-name="Ubuntu" fo:font-size="9pt" style:font-size-asian="16pt" style:font-size-complex="16pt"/>
    </style:style>
    <style:style style:name="P7" style:family="paragraph">
      <loext:graphic-properties draw:fill="none"/>
      <style:paragraph-properties fo:text-align="center"/>
      <style:text-properties fo:font-size="9pt"/>
    </style:style>
    <style:style style:name="P8" style:family="paragraph">
      <style:text-properties fo:font-size="9pt"/>
    </style:style>
    <style:style style:name="P9" style:family="paragraph">
      <loext:graphic-properties draw:fill="none" draw:fill-color="#ffffff"/>
      <style:text-properties style:font-name="Ubuntu" fo:font-size="9pt" style:font-size-asian="12pt" style:font-size-complex="12pt"/>
    </style:style>
    <style:style style:name="P10" style:family="paragraph">
      <loext:graphic-properties draw:fill="none" draw:fill-color="#ffffff"/>
      <style:text-properties style:font-name="Ubuntu"/>
    </style:style>
    <style:style style:name="P11" style:family="paragraph">
      <loext:graphic-properties draw:fill="none" draw:fill-color="#729fcf" draw:opacity="100%"/>
      <style:paragraph-properties fo:text-align="center"/>
    </style:style>
    <style:style style:name="P12" style:family="paragraph">
      <loext:graphic-properties draw:fill-color="#fcc79b"/>
      <style:paragraph-properties fo:text-align="center"/>
      <style:text-properties style:font-name="Ubuntu" fo:font-size="9pt" style:font-size-asian="16pt" style:font-size-complex="16pt"/>
    </style:style>
    <style:style style:name="P13" style:family="paragraph">
      <loext:graphic-properties draw:fill-color="#ccbe00"/>
      <style:paragraph-properties fo:text-align="center"/>
      <style:text-properties style:font-name="Ubuntu" fo:font-size="9pt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style:text-properties fo:font-size="7pt" style:font-size-asian="18pt" style:font-size-complex="18pt"/>
    </style:style>
    <style:style style:name="P17" style:family="paragraph">
      <style:text-properties fo:font-size="6pt" style:font-size-asian="18pt" style:font-size-complex="18pt"/>
    </style:style>
    <style:style style:name="P18" style:family="paragraph">
      <loext:graphic-properties draw:fill="none" draw:fill-color="#adc5e7"/>
      <style:paragraph-properties fo:text-align="center"/>
    </style:style>
    <style:style style:name="T1" style:family="text">
      <style:text-properties style:font-name="Ubuntu" style:font-size-asian="16pt" style:font-size-complex="16pt"/>
    </style:style>
    <style:style style:name="T2" style:family="text">
      <style:text-properties style:font-name="Ubuntu" style:font-size-asian="12pt" style:font-size-complex="12pt"/>
    </style:style>
    <style:style style:name="T3" style:family="text">
      <style:text-properties style:font-name="Ubuntu"/>
    </style:style>
    <style:style style:name="T4" style:family="text">
      <style:text-properties style:font-name="Ubuntu" fo:font-size="9pt" style:font-size-asian="16pt" style:font-size-complex="16pt"/>
    </style:style>
    <style:style style:name="T5" style:family="text">
      <style:text-properties style:font-name="Ubuntu" fo:font-size="9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xml:id="id2" draw:id="id2" draw:layer="layout" svg:width="3.244cm" svg:height="1.39cm" svg:x="3.203cm" svg:y="5.92cm">
          <text:p text:style-name="P1"><text:span text:style-name="T1">dt_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244cm" svg:height="1.39cm" svg:x="3.203cm" svg:y="8.083cm">
          <text:p text:style-name="P1"><text:span text:style-name="T1">dt_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244cm" svg:height="1.391cm" svg:x="3.203cm" svg:y="10.246cm">
          <text:p text:style-name="P1"><text:span text:style-name="T1">dt_c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3.244cm" svg:height="1.391cm" svg:x="3.203cm" svg:y="12.409cm">
          <text:p text:style-name="P1"><text:span text:style-name="T1">dt_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2.121cm" svg:height="1.081cm" svg:x="3.764cm" svg:y="3.989cm">
          <text:p text:style-name="P1"><text:span text:style-name="T1">ds_dt_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7" draw:layer="layout" svg:x1="4.825cm" svg:y1="5.07cm" svg:x2="4.825cm" svg:y2="5.92cm" draw:start-shape="id1" draw:start-glue-point="7" draw:end-shape="id2" svg:d="M4825 5070v850" svg:viewBox="0 0 1 851">
          <text:p/>
        </draw:connector>
        <draw:connector draw:style-name="gr6" draw:text-style-name="P7" draw:layer="layout" svg:x1="4.825cm" svg:y1="7.31cm" svg:x2="4.825cm" svg:y2="8.083cm" draw:start-shape="id2" draw:start-glue-point="2" draw:end-shape="id3" svg:d="M4825 7310v773" svg:viewBox="0 0 1 774">
          <text:p/>
        </draw:connector>
        <draw:connector draw:style-name="gr6" draw:text-style-name="P7" draw:layer="layout" svg:x1="4.825cm" svg:y1="9.473cm" svg:x2="4.825cm" svg:y2="10.246cm" draw:start-shape="id3" draw:start-glue-point="2" draw:end-shape="id4" draw:end-glue-point="0" svg:d="M4825 9473v773" svg:viewBox="0 0 1 774">
          <text:p/>
        </draw:connector>
        <draw:connector draw:style-name="gr6" draw:text-style-name="P7" draw:layer="layout" svg:x1="4.825cm" svg:y1="11.637cm" svg:x2="4.825cm" svg:y2="12.409cm" draw:start-shape="id4" draw:start-glue-point="2" draw:end-shape="id5" svg:d="M4825 11637v772" svg:viewBox="0 0 1 773">
          <text:p/>
        </draw:connector>
        <draw:frame draw:style-name="gr7" draw:text-style-name="P9" draw:layer="layout" svg:width="2.334cm" svg:height="0.963cm" svg:x="1.266cm" svg:y="7.31cm">
          <draw:text-box>
            <text:p text:style-name="P8"><text:span text:style-name="T2">ds_idt_02</text:span></text:p>
          </draw:text-box>
        </draw:frame>
        <draw:frame draw:style-name="gr8" draw:text-style-name="P9" draw:layer="layout" svg:width="2.491cm" svg:height="0.963cm" svg:x="1.109cm" svg:y="9.4cm">
          <draw:text-box>
            <text:p text:style-name="P8"><text:span text:style-name="T2">ds_idt_03</text:span></text:p>
          </draw:text-box>
        </draw:frame>
        <draw:frame draw:style-name="gr9" draw:text-style-name="P9" draw:layer="layout" svg:width="2cm" svg:height="0.963cm" svg:x="1.203cm" svg:y="11.8cm">
          <draw:text-box>
            <text:p text:style-name="P8"><text:span text:style-name="T2">ds_idt_04</text:span></text:p>
          </draw:text-box>
        </draw:frame>
        <draw:frame draw:style-name="gr10" draw:text-style-name="P10" draw:layer="layout" svg:width="4.007cm" svg:height="0.963cm" svg:x="2.8cm" svg:y="1.2cm">
          <draw:text-box>
            <text:p><text:span text:style-name="T3">Workfow 01</text:span></text:p>
          </draw:text-box>
        </draw:frame>
        <draw:custom-shape draw:style-name="gr11" draw:text-style-name="P11" draw:layer="layout" svg:width="8.6cm" svg:height="14.8cm" svg:x="0.4cm" svg:y="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244cm" svg:height="1.39cm" svg:x="12.603cm" svg:y="6.02cm">
          <text:p text:style-name="P1"><text:span text:style-name="T1">dt_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3.244cm" svg:height="1.39cm" svg:x="10.4cm" svg:y="8.4cm">
          <text:p text:style-name="P1"><text:span text:style-name="T1">dt_b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15" draw:id="id15" draw:layer="layout" svg:width="3.244cm" svg:height="1.391cm" svg:x="12.6cm" svg:y="11.4cm">
          <text:p text:style-name="P1"><text:span text:style-name="T1">dt_c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6" draw:id="id16" draw:layer="layout" svg:width="3.244cm" svg:height="1.391cm" svg:x="12.603cm" svg:y="13.809cm">
          <text:p text:style-name="P1"><text:span text:style-name="T1">dt_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2.121cm" svg:height="1.081cm" svg:x="13.164cm" svg:y="4.089cm">
          <text:p text:style-name="P1"><text:span text:style-name="T4">ds_dt_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7" draw:layer="layout" svg:x1="14.225cm" svg:y1="5.17cm" svg:x2="14.225cm" svg:y2="6.02cm" draw:start-shape="id6" draw:start-glue-point="7" draw:end-shape="id7" svg:d="M14225 5170v850" svg:viewBox="0 0 1 851">
          <text:p/>
        </draw:connector>
        <draw:connector draw:style-name="gr6" draw:text-style-name="P7" draw:layer="layout" draw:line-skew="-0.111cm -2.348cm 2.281cm" svg:x1="14.225cm" svg:y1="7.41cm" svg:x2="12.022cm" svg:y2="8.4cm" draw:start-shape="id7" draw:start-glue-point="2" draw:end-shape="id8" draw:end-glue-point="0" svg:d="M14225 7410v390h-225-1978v600" svg:viewBox="0 0 2204 991">
          <text:p/>
        </draw:connector>
        <draw:frame draw:style-name="gr10" draw:text-style-name="P10" draw:layer="layout" svg:width="4.007cm" svg:height="0.963cm" svg:x="12.2cm" svg:y="1.3cm">
          <draw:text-box>
            <text:p><text:span text:style-name="T3">Workfow 02</text:span></text:p>
          </draw:text-box>
        </draw:frame>
        <draw:custom-shape draw:style-name="gr11" draw:text-style-name="P11" draw:layer="layout" svg:width="8.6cm" svg:height="14.8cm" svg:x="9.8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.244cm" svg:height="1.39cm" svg:x="21.603cm" svg:y="6.02cm">
          <text:p text:style-name="P1"><text:span text:style-name="T1">dt_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3.244cm" svg:height="1.39cm" svg:x="21.603cm" svg:y="8.183cm">
          <text:p text:style-name="P1"><text:span text:style-name="T1">dt_b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2" draw:id="id12" draw:layer="layout" svg:width="3.244cm" svg:height="1.391cm" svg:x="21.603cm" svg:y="10.346cm">
          <text:p text:style-name="P1"><text:span text:style-name="T1">dt_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3" draw:id="id13" draw:layer="layout" svg:width="3.244cm" svg:height="1.391cm" svg:x="21.603cm" svg:y="12.509cm">
          <text:p text:style-name="P1"><text:span text:style-name="T1">dt_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9" draw:id="id9" draw:layer="layout" svg:width="2.121cm" svg:height="1.081cm" svg:x="22.164cm" svg:y="4.089cm">
          <text:p text:style-name="P1"><text:span text:style-name="T4">ds_dt_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7" draw:layer="layout" svg:x1="23.225cm" svg:y1="5.17cm" svg:x2="23.225cm" svg:y2="6.02cm" draw:start-shape="id9" draw:start-glue-point="7" draw:end-shape="id10" svg:d="M23225 5170v850" svg:viewBox="0 0 1 851">
          <text:p/>
        </draw:connector>
        <draw:connector draw:style-name="gr6" draw:text-style-name="P7" draw:layer="layout" svg:x1="23.225cm" svg:y1="7.41cm" svg:x2="23.225cm" svg:y2="8.183cm" draw:start-shape="id10" draw:start-glue-point="2" draw:end-shape="id11" svg:d="M23225 7410v773" svg:viewBox="0 0 1 774">
          <text:p/>
        </draw:connector>
        <draw:connector draw:style-name="gr6" draw:text-style-name="P7" draw:layer="layout" svg:x1="23.225cm" svg:y1="9.573cm" svg:x2="23.225cm" svg:y2="10.346cm" draw:start-shape="id11" draw:start-glue-point="2" draw:end-shape="id12" draw:end-glue-point="0" svg:d="M23225 9573v773" svg:viewBox="0 0 1 774">
          <text:p/>
        </draw:connector>
        <draw:connector draw:style-name="gr6" draw:text-style-name="P7" draw:layer="layout" svg:x1="23.225cm" svg:y1="11.737cm" svg:x2="23.225cm" svg:y2="12.509cm" draw:start-shape="id12" draw:start-glue-point="2" draw:end-shape="id13" svg:d="M23225 11737v772" svg:viewBox="0 0 1 773">
          <text:p/>
        </draw:connector>
        <draw:frame draw:style-name="gr7" draw:text-style-name="P9" draw:layer="layout" svg:width="2.334cm" svg:height="0.963cm" svg:x="19.666cm" svg:y="7.437cm">
          <draw:text-box>
            <text:p text:style-name="P8"><text:span text:style-name="T2">ds_idt_02</text:span></text:p>
          </draw:text-box>
        </draw:frame>
        <draw:frame draw:style-name="gr8" draw:text-style-name="P9" draw:layer="layout" svg:width="2.491cm" svg:height="0.963cm" svg:x="19.709cm" svg:y="9.7cm">
          <draw:text-box>
            <text:p text:style-name="P8"><text:span text:style-name="T2">ds_idt_03</text:span></text:p>
          </draw:text-box>
        </draw:frame>
        <draw:frame draw:style-name="gr9" draw:text-style-name="P9" draw:layer="layout" svg:width="2cm" svg:height="0.963cm" svg:x="19.603cm" svg:y="11.8cm">
          <draw:text-box>
            <text:p text:style-name="P8"><text:span text:style-name="T2">ds_idt_04</text:span></text:p>
          </draw:text-box>
        </draw:frame>
        <draw:frame draw:style-name="gr10" draw:text-style-name="P10" draw:layer="layout" svg:width="4.007cm" svg:height="0.963cm" svg:x="21.2cm" svg:y="1.3cm">
          <draw:text-box>
            <text:p><text:span text:style-name="T3">Workfow 03</text:span></text:p>
          </draw:text-box>
        </draw:frame>
        <draw:custom-shape draw:style-name="gr11" draw:text-style-name="P11" draw:layer="layout" svg:width="8.6cm" svg:height="14.8cm" svg:x="18.8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3.244cm" svg:height="1.39cm" svg:x="14.356cm" svg:y="8.4cm">
          <text:p text:style-name="P1"><text:span text:style-name="T1">dt_b1</text:span></text:p>
          <draw:enhanced-geometry svg:viewBox="0 0 21600 21600" draw:type="rectangle" draw:enhanced-path="M 0 0 L 21600 0 21600 21600 0 21600 0 0 Z N"/>
        </draw:custom-shape>
        <draw:connector draw:style-name="gr6" draw:text-style-name="P14" draw:layer="layout" draw:line-skew="-0.105cm" svg:x1="14.225cm" svg:y1="7.41cm" svg:x2="15.978cm" svg:y2="8.4cm" draw:start-shape="id7" draw:start-glue-point="2" draw:end-shape="id14" draw:end-glue-point="0" svg:d="M14225 7410v390h1753v600" svg:viewBox="0 0 1754 991">
          <text:p/>
        </draw:connector>
        <draw:connector draw:style-name="gr6" draw:text-style-name="P14" draw:layer="layout" svg:x1="12.022cm" svg:y1="9.79cm" svg:x2="14.222cm" svg:y2="11.4cm" draw:start-shape="id8" draw:end-shape="id15" svg:d="M12022 9790v805h2200v805" svg:viewBox="0 0 2201 1611">
          <text:p/>
        </draw:connector>
        <draw:connector draw:style-name="gr6" draw:text-style-name="P14" draw:layer="layout" svg:x1="15.978cm" svg:y1="9.79cm" svg:x2="14.222cm" svg:y2="11.4cm" draw:start-shape="id14" draw:start-glue-point="2" draw:end-shape="id15" draw:end-glue-point="0" svg:d="M15978 9790v805h-1756v805" svg:viewBox="0 0 1757 1611">
          <text:p/>
        </draw:connector>
        <draw:connector draw:style-name="gr6" draw:text-style-name="P14" draw:layer="layout" svg:x1="14.222cm" svg:y1="12.791cm" svg:x2="14.225cm" svg:y2="13.809cm" draw:start-shape="id15" draw:start-glue-point="2" draw:end-shape="id16" draw:end-glue-point="0" svg:d="M14222 12791v508h3v510" svg:viewBox="0 0 4 1019">
          <text:p/>
        </draw:connector>
        <draw:frame draw:style-name="gr14" draw:text-style-name="P9" draw:layer="layout" svg:width="2.2cm" svg:height="0.963cm" svg:x="9.8cm" svg:y="7.8cm">
          <draw:text-box>
            <text:p text:style-name="P8"><text:span text:style-name="T2">ds_idt_02</text:span></text:p>
          </draw:text-box>
        </draw:frame>
        <draw:frame draw:style-name="gr14" draw:text-style-name="P9" draw:layer="layout" svg:width="2.2cm" svg:height="0.963cm" svg:x="16.4cm" svg:y="7.8cm">
          <draw:text-box>
            <text:p text:style-name="P8"><text:span text:style-name="T2">ds_idt_022</text:span></text:p>
          </draw:text-box>
        </draw:frame>
        <draw:frame draw:style-name="gr8" draw:text-style-name="P9" draw:layer="layout" svg:width="2.491cm" svg:height="0.963cm" svg:x="11.509cm" svg:y="10.8cm">
          <draw:text-box>
            <text:p text:style-name="P8"><text:span text:style-name="T2">ds_idt_03</text:span></text:p>
          </draw:text-box>
        </draw:frame>
        <draw:frame draw:style-name="gr9" draw:text-style-name="P9" draw:layer="layout" svg:width="2cm" svg:height="0.963cm" svg:x="11.6cm" svg:y="13.037cm">
          <draw:text-box>
            <text:p text:style-name="P8"><text:span text:style-name="T2">ds_idt_04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custom-shape draw:style-name="gr16" draw:text-style-name="P3" draw:layer="layout" svg:width="0.797cm" svg:height="0.517cm" svg:x="4.003cm" svg:y="6.6cm">
          <text:p text:style-name="P1"><text:span text:style-name="T1">dt_b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044cm" svg:height="0.428cm" svg:x="3.856cm" svg:y="9.4cm">
          <text:p text:style-name="P1"><text:span text:style-name="T1">dt_c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244cm" svg:height="0.6cm" svg:x="3.8cm" svg:y="12.2cm">
          <text:p text:style-name="P1"><text:span text:style-name="T1">dt_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21cm" svg:height="1.081cm" svg:x="3.4cm" svg:y="2.019cm">
          <text:p text:style-name="P1"><text:span text:style-name="T5">ds_idt_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9" draw:layer="layout" svg:width="2.334cm" svg:height="0.963cm" svg:x="0.8cm" svg:y="4.874cm">
          <draw:text-box>
            <text:p text:style-name="P8"><text:span text:style-name="T2">ds_idt_b</text:span></text:p>
          </draw:text-box>
        </draw:frame>
        <draw:frame draw:style-name="gr8" draw:text-style-name="P9" draw:layer="layout" svg:width="2.491cm" svg:height="0.963cm" svg:x="0.8cm" svg:y="7.537cm">
          <draw:text-box>
            <text:p text:style-name="P8"><text:span text:style-name="T2">ds_idt_c</text:span></text:p>
          </draw:text-box>
        </draw:frame>
        <draw:frame draw:style-name="gr19" draw:text-style-name="P9" draw:layer="layout" svg:width="2cm" svg:height="0.8cm" svg:x="0.7cm" svg:y="10.5cm">
          <draw:text-box>
            <text:p text:style-name="P8"><text:span text:style-name="T2">ds_idt_e</text:span></text:p>
          </draw:text-box>
        </draw:frame>
        <draw:frame draw:style-name="gr10" draw:text-style-name="P10" draw:layer="layout" svg:width="4.007cm" svg:height="0.963cm" svg:x="2.793cm" svg:y="0.2cm">
          <draw:text-box>
            <text:p><text:span text:style-name="T3">Wor</text:span><text:span text:style-name="T3">kfo</text:span><text:span text:style-name="T3">w 01</text:span></text:p>
          </draw:text-box>
        </draw:frame>
        <draw:custom-shape draw:style-name="gr20" draw:text-style-name="P11" draw:layer="layout" svg:width="8.6cm" svg:height="15.4cm" svg:x="0.4cm" svg:y="0.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798cm" svg:height="1.135cm" svg:x="2.973cm" svg:y="4.8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6">a1</text:p>
              </table:table-cell>
              <table:table-cell>
                <text:p text:style-name="P16">a2</text:p>
              </table:table-cell>
              <table:table-cell>
                <text:p text:style-name="P16">a3</text:p>
              </table:table-cell>
            </table:table-row>
            <table:table-row table:style-name="ro2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.svm" xlink:type="simple" xlink:show="embed" xlink:actuate="onLoad"/>
        </draw:frame>
        <draw:custom-shape draw:style-name="gr21" draw:text-style-name="P2" draw:layer="layout" svg:width="1.037cm" svg:height="0.4cm" svg:x="3.863cm" svg:y="3.8cm">
          <text:p text:style-name="P1"><text:span text:style-name="T1">dt_01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.703cm" svg:height="1.098cm" svg:x="3.087cm" svg:y="7.553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3"/>
            <table:table-row table:style-name="ro3" table:default-cell-style-name="ce3">
              <table:table-cell>
                <text:p text:style-name="P17">a1</text:p>
              </table:table-cell>
              <table:table-cell>
                <text:p text:style-name="P17">b1</text:p>
              </table:table-cell>
              <table:table-cell>
                <text:p text:style-name="P17">b2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404cm" svg:height="0.997cm" svg:x="2.7cm" svg:y="10.51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17">a1</text:p>
              </table:table-cell>
              <table:table-cell>
                <text:p text:style-name="P17">b1</text:p>
              </table:table-cell>
              <table:table-cell>
                <text:p text:style-name="P17">c1</text:p>
              </table:table-cell>
              <table:table-cell>
                <text:p text:style-name="P17">c2</text:p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416cm" svg:height="0.997cm" svg:x="2.725cm" svg:y="13.59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4"/>
            <table:table-row table:style-name="ro3" table:default-cell-style-name="ce3">
              <table:table-cell>
                <text:p text:style-name="P17">a1</text:p>
              </table:table-cell>
              <table:table-cell>
                <text:p text:style-name="P17">b1</text:p>
              </table:table-cell>
              <table:table-cell>
                <text:p text:style-name="P17">c1</text:p>
              </table:table-cell>
              <table:table-cell>
                <text:p text:style-name="P17">e1</text:p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9" draw:text-style-name="P9" draw:layer="layout" svg:width="2cm" svg:height="0.8cm" svg:x="0.6cm" svg:y="13.6cm">
          <draw:text-box>
            <text:p text:style-name="P8"><text:span text:style-name="T2">ds_odt_e</text:span></text:p>
          </draw:text-box>
        </draw:frame>
        <draw:custom-shape draw:style-name="gr21" draw:text-style-name="P2" draw:layer="layout" svg:width="1.037cm" svg:height="0.4cm" svg:x="3.863cm" svg:y="3.8cm">
          <text:p text:style-name="P1"><text:span text:style-name="T1">dt</text:span><text:span text:style-name="T1">_a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797cm" svg:height="0.517cm" svg:x="11.703cm" svg:y="6.687cm">
          <text:p text:style-name="P1"><text:span text:style-name="T1">dt</text:span><text:span text:style-name="T1">_b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044cm" svg:height="0.428cm" svg:x="13.356cm" svg:y="9.404cm">
          <text:p text:style-name="P1"><text:span text:style-name="T1">dt</text:span><text:span text:style-name="T1">_c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244cm" svg:height="0.6cm" svg:x="13.3cm" svg:y="12.204cm">
          <text:p text:style-name="P1"><text:span text:style-name="T1">dt</text:span><text:span text:style-name="T1">_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21cm" svg:height="1.081cm" svg:x="12.7cm" svg:y="2.023cm">
          <text:p text:style-name="P1"><text:span text:style-name="T5">ds_idt_0</text:span><text:span text:style-name="T5">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9" draw:layer="layout" svg:width="2.334cm" svg:height="0.963cm" svg:x="9.6cm" svg:y="4.9cm">
          <draw:text-box>
            <text:p text:style-name="P8"><text:span text:style-name="T2">ds_idt_b-</text:span><text:span text:style-name="T2">b1</text:span></text:p>
          </draw:text-box>
        </draw:frame>
        <draw:frame draw:style-name="gr8" draw:text-style-name="P9" draw:layer="layout" svg:width="2.491cm" svg:height="0.963cm" svg:x="9.309cm" svg:y="7.112cm">
          <draw:text-box>
            <text:p text:style-name="P8"><text:span text:style-name="T2">ds_id</text:span><text:span text:style-name="T2">t_c</text:span></text:p>
          </draw:text-box>
        </draw:frame>
        <draw:frame draw:style-name="gr19" draw:text-style-name="P9" draw:layer="layout" svg:width="2cm" svg:height="0.8cm" svg:x="10.2cm" svg:y="10.504cm">
          <draw:text-box>
            <text:p text:style-name="P8"><text:span text:style-name="T2">ds_id</text:span><text:span text:style-name="T2">t_04</text:span></text:p>
          </draw:text-box>
        </draw:frame>
        <draw:frame draw:style-name="gr10" draw:text-style-name="P10" draw:layer="layout" svg:width="4.007cm" svg:height="0.963cm" svg:x="11.793cm" svg:y="0.2cm">
          <draw:text-box>
            <text:p><text:span text:style-name="T3">W</text:span><text:span text:style-name="T3">or</text:span><text:span text:style-name="T3">kf</text:span><text:span text:style-name="T3">o</text:span><text:span text:style-name="T3">w </text:span><text:span text:style-name="T3">02</text:span></text:p>
          </draw:text-box>
        </draw:frame>
        <draw:custom-shape draw:style-name="gr20" draw:text-style-name="P11" draw:layer="layout" svg:width="8.6cm" svg:height="15.4cm" svg:x="9.4cm" svg:y="0.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798cm" svg:height="1.135cm" svg:x="12.335cm" svg:y="4.9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6">a1</text:p>
              </table:table-cell>
              <table:table-cell>
                <text:p text:style-name="P16">a2</text:p>
              </table:table-cell>
              <table:table-cell>
                <text:p text:style-name="P16">a3</text:p>
              </table:table-cell>
            </table:table-row>
            <table:table-row table:style-name="ro2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802cm" svg:height="0.997cm" svg:x="11.126cm" svg:y="7.679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3">
              <table:table-cell>
                <text:p text:style-name="P17">a1</text:p>
              </table:table-cell>
              <table:table-cell>
                <text:p text:style-name="P17">b1</text:p>
              </table:table-cell>
            </table:table-row>
            <table:table-row table:style-name="ro3" table:default-cell-style-name="ce3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404cm" svg:height="0.997cm" svg:x="12.2cm" svg:y="10.52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17">a1</text:p>
              </table:table-cell>
              <table:table-cell>
                <text:p text:style-name="P17">b1</text:p>
              </table:table-cell>
              <table:table-cell>
                <text:p text:style-name="P17">b2</text:p>
              </table:table-cell>
              <table:table-cell>
                <text:p text:style-name="P17">c2</text:p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.416cm" svg:height="0.997cm" svg:x="12.225cm" svg:y="13.603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4"/>
            <table:table-row table:style-name="ro3" table:default-cell-style-name="ce3">
              <table:table-cell>
                <text:p text:style-name="P17">a1</text:p>
              </table:table-cell>
              <table:table-cell>
                <text:p text:style-name="P17">b1</text:p>
              </table:table-cell>
              <table:table-cell>
                <text:p text:style-name="P17">c1</text:p>
              </table:table-cell>
              <table:table-cell>
                <text:p text:style-name="P17">e1</text:p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19" draw:text-style-name="P9" draw:layer="layout" svg:width="2cm" svg:height="0.8cm" svg:x="9.6cm" svg:y="13.6cm">
          <draw:text-box>
            <text:p text:style-name="P8"><text:span text:style-name="T2">ds_odt_04</text:span></text:p>
          </draw:text-box>
        </draw:frame>
        <draw:custom-shape draw:style-name="gr21" draw:text-style-name="P2" draw:layer="layout" svg:width="1.037cm" svg:height="0.4cm" svg:x="13.263cm" svg:y="3.804cm">
          <text:p text:style-name="P1"><text:span text:style-name="T1">dt_a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.802cm" svg:height="0.997cm" svg:x="14.217cm" svg:y="7.807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3">
              <table:table-cell>
                <text:p text:style-name="P17">a1</text:p>
              </table:table-cell>
              <table:table-cell>
                <text:p text:style-name="P17">b2</text:p>
              </table:table-cell>
            </table:table-row>
            <table:table-row table:style-name="ro3" table:default-cell-style-name="ce3"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custom-shape draw:style-name="gr22" draw:text-style-name="P3" draw:layer="layout" svg:width="0.997cm" svg:height="0.517cm" svg:x="14.703cm" svg:y="6.687cm">
          <text:p text:style-name="P1"><text:span text:style-name="T1">dt_b1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797cm" svg:height="0.517cm" svg:x="22.603cm" svg:y="6.6cm">
          <text:p text:style-name="P1"><text:span text:style-name="T1">dt_b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.044cm" svg:height="0.428cm" svg:x="22.456cm" svg:y="9.4cm">
          <text:p text:style-name="P1"><text:span text:style-name="T1">dt_d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244cm" svg:height="0.6cm" svg:x="22.4cm" svg:y="12.2cm">
          <text:p text:style-name="P1"><text:span text:style-name="T1">dt_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21cm" svg:height="1.081cm" svg:x="22cm" svg:y="2.019cm">
          <text:p text:style-name="P1"><text:span text:style-name="T5">ds_idt_0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9" draw:layer="layout" svg:width="2.334cm" svg:height="0.963cm" svg:x="19.4cm" svg:y="4.874cm">
          <draw:text-box>
            <text:p text:style-name="P8"><text:span text:style-name="T2">ds_idt_b</text:span></text:p>
          </draw:text-box>
        </draw:frame>
        <draw:frame draw:style-name="gr8" draw:text-style-name="P9" draw:layer="layout" svg:width="2.491cm" svg:height="0.963cm" svg:x="19.4cm" svg:y="7.537cm">
          <draw:text-box>
            <text:p text:style-name="P8"><text:span text:style-name="T2">ds_idt_c</text:span></text:p>
          </draw:text-box>
        </draw:frame>
        <draw:frame draw:style-name="gr19" draw:text-style-name="P9" draw:layer="layout" svg:width="2cm" svg:height="0.8cm" svg:x="19.3cm" svg:y="10.5cm">
          <draw:text-box>
            <text:p text:style-name="P8"><text:span text:style-name="T2">ds_idt_e</text:span></text:p>
          </draw:text-box>
        </draw:frame>
        <draw:frame draw:style-name="gr10" draw:text-style-name="P10" draw:layer="layout" svg:width="4.007cm" svg:height="0.963cm" svg:x="21.393cm" svg:y="0.2cm">
          <draw:text-box>
            <text:p><text:span text:style-name="T3">Workfow 03</text:span></text:p>
          </draw:text-box>
        </draw:frame>
        <draw:custom-shape draw:style-name="gr20" draw:text-style-name="P11" draw:layer="layout" svg:width="8.6cm" svg:height="15.4cm" svg:x="19cm" svg:y="0.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798cm" svg:height="1.135cm" svg:x="21.573cm" svg:y="4.8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6">a1</text:p>
              </table:table-cell>
              <table:table-cell>
                <text:p text:style-name="P16">a2</text:p>
              </table:table-cell>
              <table:table-cell>
                <text:p text:style-name="P16">a3</text:p>
              </table:table-cell>
            </table:table-row>
            <table:table-row table:style-name="ro2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0.svm" xlink:type="simple" xlink:show="embed" xlink:actuate="onLoad"/>
        </draw:frame>
        <draw:custom-shape draw:style-name="gr21" draw:text-style-name="P2" draw:layer="layout" svg:width="1.037cm" svg:height="0.4cm" svg:x="22.463cm" svg:y="3.8cm">
          <text:p text:style-name="P1"><text:span text:style-name="T1">dt_01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.703cm" svg:height="1.098cm" svg:x="21.687cm" svg:y="7.553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3"/>
            <table:table-row table:style-name="ro3" table:default-cell-style-name="ce3">
              <table:table-cell>
                <text:p text:style-name="P17">a1</text:p>
              </table:table-cell>
              <table:table-cell>
                <text:p text:style-name="P17">b1</text:p>
              </table:table-cell>
              <table:table-cell>
                <text:p text:style-name="P17">b2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404cm" svg:height="0.997cm" svg:x="21.3cm" svg:y="10.51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17">a1</text:p>
              </table:table-cell>
              <table:table-cell>
                <text:p text:style-name="P17">b1</text:p>
              </table:table-cell>
              <table:table-cell>
                <text:p text:style-name="P17">d1</text:p>
              </table:table-cell>
              <table:table-cell>
                <text:p text:style-name="P17">d2</text:p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3.416cm" svg:height="0.997cm" svg:x="21.325cm" svg:y="13.59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4"/>
            <table:table-row table:style-name="ro3" table:default-cell-style-name="ce3">
              <table:table-cell>
                <text:p text:style-name="P17">a1</text:p>
              </table:table-cell>
              <table:table-cell>
                <text:p text:style-name="P17">b1</text:p>
              </table:table-cell>
              <table:table-cell>
                <text:p text:style-name="P17">d1</text:p>
              </table:table-cell>
              <table:table-cell>
                <text:p text:style-name="P17">e1</text:p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gr19" draw:text-style-name="P9" draw:layer="layout" svg:width="2cm" svg:height="0.8cm" svg:x="19.2cm" svg:y="13.6cm">
          <draw:text-box>
            <text:p text:style-name="P8"><text:span text:style-name="T2">ds_odt_e</text:span></text:p>
          </draw:text-box>
        </draw:frame>
        <draw:custom-shape draw:style-name="gr21" draw:text-style-name="P2" draw:layer="layout" svg:width="1.037cm" svg:height="0.4cm" svg:x="22.463cm" svg:y="3.8cm">
          <text:p text:style-name="P1"><text:span text:style-name="T1">dt_a</text:span></text:p>
          <draw:enhanced-geometry svg:viewBox="0 0 21600 21600" draw:type="rectangle" draw:enhanced-path="M 0 0 L 21600 0 21600 21600 0 21600 0 0 Z N"/>
        </draw:custom-shape>
        <draw:line draw:style-name="gr24" draw:text-style-name="P18" draw:layer="layout" svg:x1="7.2cm" svg:y1="1.6cm" svg:x2="7.2cm" svg:y2="14.8cm">
          <text:p/>
        </draw:line>
        <draw:line draw:style-name="gr24" draw:text-style-name="P18" draw:layer="layout" svg:x1="17.2cm" svg:y1="1.6cm" svg:x2="17.2cm" svg:y2="14.8cm">
          <text:p/>
        </draw:line>
        <draw:line draw:style-name="gr24" draw:text-style-name="P18" draw:layer="layout" svg:x1="26.4cm" svg:y1="1.8cm" svg:x2="26.4cm" svg:y2="15cm">
          <text:p/>
        </draw:line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5T12:40:10.796713139</meta:creation-date>
    <meta:generator>LibreOffice/6.0.7.3$Linux_X86_64 LibreOffice_project/00m0$Build-3</meta:generator>
    <dc:date>2019-02-15T13:36:07.767513541</dc:date>
    <meta:editing-duration>PT55M51S</meta:editing-duration>
    <meta:editing-cycles>17</meta:editing-cycles>
    <meta:document-statistic meta:object-count="123"/>
  </office:meta>
</office:document-meta>
</file>